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0cd3fd" style:font-size-asian="6pt" style:font-size-complex="6pt"/>
    </style:style>
    <style:style style:name="P9" style:family="paragraph" style:parent-style-name="Standard">
      <style:text-properties officeooo:paragraph-rsid="001775c7"/>
    </style:style>
    <style:style style:name="P1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4" style:family="paragraph" style:parent-style-name="Titre_20_document_20_1">
      <style:text-properties officeooo:paragraph-rsid="0091b755"/>
    </style:style>
    <style:style style:name="P15" style:family="paragraph" style:parent-style-name="Standard">
      <style:text-properties fo:font-size="6pt" officeooo:paragraph-rsid="0091b755" style:font-size-asian="5.25pt" style:font-size-complex="6pt"/>
    </style:style>
    <style:style style:name="P16" style:family="paragraph" style:parent-style-name="Titre_20_OS">
      <style:text-properties officeooo:paragraph-rsid="00410c4e"/>
    </style:style>
    <style:style style:name="P17" style:family="paragraph" style:parent-style-name="Titre_20_OO">
      <style:text-properties officeooo:paragraph-rsid="00423794"/>
    </style:style>
    <style:style style:name="P18" style:family="paragraph" style:parent-style-name="Titre_20_Action">
      <style:text-properties officeooo:paragraph-rsid="005056cc"/>
    </style:style>
    <style:style style:name="P19" style:family="paragraph" style:parent-style-name="Titre_20_document_20_1">
      <style:text-properties officeooo:paragraph-rsid="0093b983"/>
    </style:style>
    <style:style style:name="P20" style:family="paragraph" style:parent-style-name="Titre_20_document_20_1">
      <style:text-properties officeooo:paragraph-rsid="0094cd82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21"><text:span text:style-name="T17">do section- if view.is_dashboard()</text:span></text:p></office:annotation><office:annotation><dc:creator>sge</dc:creator><dc:date>2016-09-30T09:15:47.313927615</dc:date><text:p text:style-name="P22"><text:span text:style-name="T11">do text if view.uids_to_objs(brains)</text:span></text:p></office:annotation><text:span text:style-name="T4">brains (cette ligne sera enlevée)</text:span></text:p>
        <text:p text:style-name="P19"><office:annotation><dc:creator>sge </dc:creator><dc:date>2013-10-18T14:28:03</dc:date><text:p text:style-name="P21"><text:span text:style-name="T8">do text if context.getPortalTypeName()=='</text:span><text:span text:style-name="T9">projectspace</text:span><text:span text:style-name="T8">'</text:span></text:p></office:annotation><text:span text:style-name="T5">Sélection d’</text:span>objectif<text:span text:style-name="T5">s</text:span> stratégique<text:span text:style-name="T5">s</text:span></text:p>
        <text:p text:style-name="P19"><office:annotation><dc:creator>sge </dc:creator><dc:date>2013-10-18T14:28:03</dc:date><text:p text:style-name="P21"><text:span text:style-name="T8">do text if context.getPortalTypeName()=='</text:span><text:span text:style-name="T8">strategicobjective</text:span><text:span text:style-name="T8">'</text:span></text:p></office:annotation><text:span text:style-name="T5">Sélection d’</text:span>objectif<text:span text:style-name="T5">s</text:span> opérationnel<text:span text:style-name="T5">s</text:span></text:p>
        <text:p text:style-name="P19"><office:annotation><dc:creator>sge </dc:creator><dc:date>2013-10-18T14:28:03</dc:date><text:p text:style-name="P21"><text:span text:style-name="T8">do text if context.getPortalTypeName()=='</text:span><text:span text:style-name="T8">operationalobjective</text:span><text:span text:style-name="T8">'</text:span></text:p></office:annotation><text:span text:style-name="T6">Sélection d’</text:span>action<text:span text:style-name="T6">s</text:span></text:p>
      </text:section>
      <text:section text:style-name="Sect2" text:name="Section titre normal">
        <text:p text:style-name="Titre_20_document_20_1"><office:annotation><dc:creator>sge</dc:creator><dc:date>2016-09-30T09:21:26.362973951</dc:date><text:p text:style-name="P21"><text:span text:style-name="T10">do section- if not view.is_dashboard()</text:span></text:p></office:annotation><office:annotation><dc:creator>sge </dc:creator><dc:date>2013-10-18T14:28:03</dc:date><text:p text:style-name="P21"><text:span text:style-name="T8">do text if context.getPortalTypeName()=='</text:span><text:span text:style-name="T9">strategicobjective</text:span><text:span text:style-name="T8">'</text:span></text:p></office:annotation><text:span text:style-name="T7">Fiche d’un </text:span>objectif stratégique</text:p>
        <text:p text:style-name="P20"><office:annotation><dc:creator>sge </dc:creator><dc:date>2013-10-18T14:28:03</dc:date><text:p text:style-name="P21"><text:span text:style-name="T8">do text if context.getPortalTypeName()=='</text:span><text:span text:style-name="T8">operationalobjective</text:span><text:span text:style-name="T8">'</text:span></text:p></office:annotation><text:span text:style-name="T7">Fiche d’un </text:span>objectif opérationnel</text:p>
        <text:p text:style-name="P20"><office:annotation><dc:creator>sge </dc:creator><dc:date>2013-10-18T14:28:03</dc:date><text:p text:style-name="P21"><text:span text:style-name="T8">do text if context.getPortalTypeName()=='</text:span><text:span text:style-name="T8">pstaction</text:span><text:span text:style-name="T8">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7"><office:annotation><dc:creator>sge</dc:creator><dc:date>2016-09-29T15:09:49</dc:date><text:p text:style-name="P21"><text:span text:style-name="T9">do section- if context.getPortalTypeName()=='projectspace'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2"><text:a xlink:type="simple" xlink:href="#__RefHeading___Toc781_1946196899" text:style-name="Index_20_Link" text:visited-style-name="Index_20_Link"><text:span text:style-name="Couleur_20_niv_20_1"><text:s/>1 </text:span></text:a><text:a xlink:type="simple" xlink:href="#__RefHeading___Toc781_1946196899" text:style-name="Index_20_Link" text:visited-style-name="Index_20_Link">so.Title()<text:tab/>2</text:a></text:p>
            <text:p text:style-name="P11"><text:a xlink:type="simple" xlink:href="#__RefHeading___Toc783_1946196899" text:style-name="Index_20_Link" text:visited-style-name="Index_20_Link"><text:span text:style-name="Couleur_20_niv_20_2"><text:s/>1.1 </text:span></text:a><text:a xlink:type="simple" xlink:href="#__RefHeading___Toc783_1946196899" text:style-name="Index_20_Link" text:visited-style-name="Index_20_Link">oo.Title()<text:tab/>2</text:a></text:p>
            <text:p text:style-name="P13"><text:a xlink:type="simple" xlink:href="#__RefHeading___Toc785_1946196899" text:style-name="Index_20_Link" text:visited-style-name="Index_20_Link"><text:span text:style-name="Couleur_20_niv_20_3"><text:s/>1.1.1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7"/>
        <text:p text:style-name="P10"/>
      </text:section>
      <text:p text:style-name="P6"/>
      <text:section text:style-name="Sect1" text:name="Section1">
        <text:p text:style-name="P9"><text:span text:style-name="T3"><office:annotation><dc:creator>sge</dc:creator><dc:date>2016-09-05T15:40:08</dc:date><text:p text:style-name="P21"><text:span text:style-name="T9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16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21"><text:span text:style-name="T16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21"><text:span text:style-name="T14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21"><text:span text:style-name="T14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21"><text:span text:style-name="T8">do text</text:span></text:p><text:p text:style-name="P21"><text:span text:style-name="T8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21"><text:span text:style-name="T8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21"><text:span text:style-name="T16">do text</text:span></text:p><text:p text:style-name="P21"><text:span text:style-name="T16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21"><text:span text:style-name="T8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21"><text:span text:style-name="T8">do text</text:span></text:p><text:p text:style-name="P21"><text:span text:style-name="T8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21"><text:span text:style-name="T14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21"><text:span text:style-name="T16">do text</text:span></text:p><text:p text:style-name="P21"><text:span text:style-name="T16">from so_v.display_text('observation')</text:span></text:p></office:annotation>champ constat</text:p>
            </table:table-cell>
          </table:table-row>
        </table:table>
        <text:p text:style-name="P4"/>
        <text:section text:style-name="Sect1" text:name="Section2">
          <text:p text:style-name="P2"><text:span text:style-name="T2"><office:annotation><dc:creator>sge</dc:creator><dc:date>2016-09-05T15:17:45</dc:date><text:p text:style-name="P21"><text:span text:style-name="T12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1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21"><text:span text:style-name="T15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21"><text:span text:style-name="T14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21"><text:span text:style-name="T8">do text</text:span></text:p><text:p text:style-name="P21"><text:span text:style-name="T8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21"><text:span text:style-name="T14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21"><text:span text:style-name="T14">do text</text:span><text:span text:style-name="T8"> if oo.result_indicator</text:span></text:p><text:p text:style-name="P21"><text:span text:style-name="T14">from xhtml(oo_v</text:span><text:span text:style-name="T8">.display_widget('result_indicator'</text:span><text:span text:style-name="T14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21"><text:span text:style-name="T14">do row if oo.</text:span><text:span text:style-name="T8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21"><text:span text:style-name="T8">do text</text:span></text:p><text:p text:style-name="P21"><text:span text:style-name="T8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21"><text:span text:style-name="T14">do text if oo.budget</text:span></text:p><text:p text:style-name="P21"><text:span text:style-name="T14">from xhtml(oo_v</text:span><text:span text:style-name="T8">.</text:span><text:span text:style-name="T14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21"><text:span text:style-name="T8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21"><text:span text:style-name="T8">do text</text:span></text:p><text:p text:style-name="P21"><text:span text:style-name="T8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21"><text:span text:style-name="T14">do row if oo_</text:span><text:span text:style-name="T8">v.</text:span><text:span text:style-name="T14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21"><text:span text:style-name="T8">do text</text:span></text:p><text:p text:style-name="P21"><text:span text:style-name="T8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21"><text:span text:style-name="T14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21"><text:span text:style-name="T8">do text</text:span></text:p><text:p text:style-name="P21"><text:span text:style-name="T8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21"><text:span text:style-name="T8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21"><text:span text:style-name="T8">do text</text:span></text:p><text:p text:style-name="P21"><text:span text:style-name="T8">from oo_v.display_html('comments')</text:span></text:p></office:annotation>champ comments</text:p>
              </table:table-cell>
            </table:table-row>
          </table:table>
          <text:p text:style-name="P3"/>
          <text:section text:style-name="Sect1" text:name="Section3">
            <text:p text:style-name="P7"><office:annotation><dc:creator>sge</dc:creator><dc:date>2016-09-06T13:10:29</dc:date><text:p text:style-name="P21"><text:span text:style-name="T12">do section- for act in view.getActions(oo=oo)</text:span></text:p></office:annotation></text:p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18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21"><text:span text:style-name="T12">do table with act_v=view.</text:span><text:span text:style-name="T13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21"><text:span text:style-name="T12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21"><text:span text:style-name="T12">do text</text:span></text:p><text:p text:style-name="P21"><text:span text:style-name="T12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21"><text:span text:style-name="T12">do text</text:span></text:p><text:p text:style-name="P21"><text:span text:style-name="T12">from xhtml(act_v.formatHealthIndicator())</text:span></text:p></office:annotation>champ health_indicator_details</text:p>
                </table:table-cell>
              </table:table-row>
              <text:soft-page-break/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21"><text:span text:style-name="T12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21"><text:span text:style-name="T12">do text</text:span></text:p><text:p text:style-name="P21"><text:span text:style-name="T12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21"><text:span text:style-name="T12">do text if act.budget</text:span></text:p><text:p text:style-name="P21"><text:span text:style-name="T12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21"><text:span text:style-name="T12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21"><text:span text:style-name="T12">do text</text:span></text:p><text:p text:style-name="P21"><text:span text:style-name="T12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21"><text:span text:style-name="T12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21"><text:span text:style-name="T12">do text</text:span></text:p><text:p text:style-name="P21"><text:span text:style-name="T12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21"><text:span text:style-name="T12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21"><text:span text:style-name="T12">do text</text:span></text:p><text:p text:style-name="P21"><text:span text:style-name="T12">from act_v.display_html('comments')</text:span></text:p></office:annotation>champ comments</text:p>
                </table:table-cell>
              </table:table-row>
            </table:table>
            <text:p text:style-name="P5"/>
          </text:section>
          <text:p text:style-name="P7"/>
        </text:section>
        <text:p text:style-name="P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286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30T09:29:19.306804627</dc:date>
    <dc:creator>sge</dc:creator>
    <meta:editing-duration>P2DT6H38M7S</meta:editing-duration>
    <meta:editing-cycles>132</meta:editing-cycles>
    <meta:document-statistic meta:table-count="3" meta:image-count="3" meta:object-count="0" meta:page-count="3" meta:paragraph-count="78" meta:word-count="174" meta:character-count="1480" meta:non-whitespace-character-count="1397"/>
  </office:meta>
</office:document-meta>
</file>